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, sans-serif"/>
    <style:font-face style:name="Calibri1" svg:font-family="Calibri, sans-serif" style:font-family-generic="swiss" style:font-pitch="variable"/>
    <style:font-face style:name="Droid Sans Mono" svg:font-family="'Droid Sans Mono', monospace, monospace"/>
    <style:font-face style:name="Karla" svg:font-family="Karl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15553" officeooo:paragraph-rsid="00215553"/>
    </style:style>
    <style:style style:name="P2" style:family="paragraph" style:parent-style-name="Standard">
      <style:text-properties officeooo:rsid="00221150" officeooo:paragraph-rsid="00221150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6a9955" loext:opacity="100%" style:font-name="Droid Sans Mono" fo:font-size="10.5pt" fo:font-weight="normal" officeooo:rsid="00215553" officeooo:paragraph-rsid="00215553" fo:background-color="#1f1f1f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P8" style:family="paragraph" style:parent-style-name="Standard">
      <style:text-properties officeooo:rsid="0022f4b5" officeooo:paragraph-rsid="0022f4b5"/>
    </style:style>
    <style:style style:name="T1" style:family="text">
      <style:text-properties fo:color="#9cdcfe" loext:opacity="100%"/>
    </style:style>
    <style:style style:name="T2" style:family="text">
      <style:text-properties fo:color="#ce9178" loext:opacity="100%"/>
    </style:style>
    <style:style style:name="T3" style:family="text">
      <style:text-properties officeooo:rsid="00221150"/>
    </style:style>
    <style:style style:name="T4" style:family="text">
      <style:text-properties fo:color="#c586c0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4fc1ff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6a9955" loext:opacity="100%"/>
    </style:style>
    <style:style style:name="T10" style:family="text">
      <style:text-properties officeooo:rsid="0022f4b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ebase :<text:line-break/></text:p>
      <text:p text:style-name="P2">After creating an account and a cloud storage in firebase, I need to install firebase in my project.</text:p>
      <text:p text:style-name="P1"><text:tab/><text:span text:style-name="T3">~ </text:span>npm install firebase </text:p>
      <text:p text:style-name="P1"/>
      <text:p text:style-name="P1"><text:span text:style-name="T3">C</text:span>onfiguration codes from online to connect:</text:p>
      <text:p text:style-name="P1"/>
      <text:p text:style-name="P2">need to get the configuration code from our cloud firebase. Then create firebase.js in top level of our folder and paste them. Gotta adjust some code <text:s/>to create an instance for our db and get access to i<text:span text:style-name="T10">t.</text:span></text:p>
      <text:p text:style-name="P8">This is how our firebase.js look</text:p>
      <text:p text:style-name="P1"/>
      <text:p text:style-name="P6">// Import the functions needed from the SDKs you need</text:p>
      <text:p text:style-name="P3"><text:span text:style-name="T4">import</text:span> { <text:span text:style-name="T1">initializeApp</text:span> } <text:span text:style-name="T4">from</text:span> <text:span text:style-name="T2">"firebase/app"</text:span>;</text:p>
      <text:p text:style-name="P3"><text:span text:style-name="T4">import</text:span> { <text:span text:style-name="T1">getFirestore</text:span>, <text:span text:style-name="T1">collection</text:span> } <text:span text:style-name="T4">from</text:span> <text:span text:style-name="T2">"firebase/firestore"</text:span></text:p>
      <text:p text:style-name="P7"/>
      <text:p text:style-name="P5">// my web app's Firebase configuration</text:p>
      <text:p text:style-name="P3"><text:span text:style-name="T5">const</text:span> <text:span text:style-name="T6">firebaseConfig</text:span> <text:span text:style-name="T7">=</text:span> {</text:p>
      <text:p text:style-name="P3"><text:span text:style-name="T1">apiKey:</text:span> <text:span text:style-name="T2">"AIzaSyBIuh_pppzYleBT5A61GALhh74oc-iaaGg"</text:span>,</text:p>
      <text:p text:style-name="P3"><text:span text:style-name="T1">authDomain:</text:span> <text:span text:style-name="T2">"notesmd-react.firebaseapp.com"</text:span>,</text:p>
      <text:p text:style-name="P3"><text:span text:style-name="T1">projectId:</text:span> <text:span text:style-name="T2">"notesmd-react"</text:span>,</text:p>
      <text:p text:style-name="P3"><text:span text:style-name="T1">storageBucket:</text:span> <text:span text:style-name="T2">"notesmd-react.appspot.com"</text:span>,</text:p>
      <text:p text:style-name="P3"><text:span text:style-name="T1">messagingSenderId:</text:span> <text:span text:style-name="T2">"25614240661"</text:span>,</text:p>
      <text:p text:style-name="P3"><text:span text:style-name="T1">appId:</text:span> <text:span text:style-name="T2">"1:25614240661:web:a47ee7b6bcd941b6a3849c"</text:span></text:p>
      <text:p text:style-name="P3">};</text:p>
      <text:p text:style-name="P7"/>
      <text:p text:style-name="P3"><text:span text:style-name="T5">const</text:span> <text:span text:style-name="T6">app</text:span> <text:span text:style-name="T7">=</text:span> <text:span text:style-name="T8">initializeApp</text:span>(<text:span text:style-name="T6">firebaseConfig</text:span>); <text:tab/><text:tab/><text:span text:style-name="T9">// Initialize Firebase</text:span></text:p>
      <text:p text:style-name="P3"><text:span text:style-name="T5">const</text:span> <text:span text:style-name="T6">db</text:span> <text:span text:style-name="T7">=</text:span> <text:span text:style-name="T8">getFirestore</text:span>(<text:span text:style-name="T6">app</text:span>) <text:tab/><text:tab/><text:tab/><text:tab/><text:span text:style-name="T9">// get the instance associated with our app and store it in db</text:span></text:p>
      <text:p text:style-name="P3"><text:span text:style-name="T5">const</text:span> <text:span text:style-name="T6">notesCollection</text:span> <text:span text:style-name="T7">=</text:span> <text:span text:style-name="T8">collection</text:span>(<text:span text:style-name="T6">db</text:span>, <text:span text:style-name="T2">"notes"</text:span>) <text:tab/><text:span text:style-name="T9">// creates a refrence to our notes collection</text:span></text:p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, sans-serif"/>
    <style:font-face style:name="Calibri1" svg:font-family="Calibri, sans-serif" style:font-family-generic="swiss" style:font-pitch="variable"/>
    <style:font-face style:name="Droid Sans Mono" svg:font-family="'Droid Sans Mono', monospace, monospace"/>
    <style:font-face style:name="Karla" svg:font-family="Karl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0:53:54.192577546</meta:creation-date>
    <dc:date>2024-10-31T15:52:03.617416585</dc:date>
    <meta:editing-duration>PT27M40S</meta:editing-duration>
    <meta:editing-cycles>11</meta:editing-cycles>
    <meta:generator>LibreOffice/24.2.5.2$Linux_X86_64 LibreOffice_project/420$Build-2</meta:generator>
    <meta:document-statistic meta:table-count="0" meta:image-count="0" meta:object-count="0" meta:page-count="1" meta:paragraph-count="21" meta:word-count="157" meta:character-count="1140" meta:non-whitespace-character-count="993"/>
  </office:meta>
</office:document-meta>
</file>